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94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6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3.807cm" svg:height="1.905cm" draw:transform="skewX (0.0041887902047856) rotate (0.0040142572795862) translate (1cm 6.458cm)">
          <text:p text:style-name="P1">Create with</text:p>
          <text:p text:style-name="P1">writer</text:p>
        </draw:rect>
        <draw:line draw:style-name="gr2" draw:text-style-name="P1" draw:layer="layout" svg:x1="4.864cm" svg:y1="7.477cm" svg:x2="6.134cm" svg:y2="7.477cm">
          <text:p/>
        </draw:line>
        <draw:rect draw:style-name="gr1" draw:text-style-name="P1" draw:layer="layout" svg:width="3.429cm" svg:height="1.524cm" svg:x="6.134cm" svg:y="6.842cm">
          <text:p text:style-name="P1">Enable </text:p>
          <text:p text:style-name="P1">Changes</text:p>
        </draw:rect>
        <draw:line draw:style-name="gr2" draw:text-style-name="P1" draw:layer="layout" svg:x1="9.563cm" svg:y1="7.604cm" svg:x2="10.706cm" svg:y2="7.604cm">
          <text:p/>
        </draw:line>
        <draw:rect draw:style-name="gr1" draw:text-style-name="P1" draw:layer="layout" svg:width="4.073cm" svg:height="3.175cm" svg:x="10.652cm" svg:y="6.588cm">
          <text:p text:style-name="P1">Submit PR to</text:p>
          <text:p text:style-name="P1"><text:s/>commit to</text:p>
          <text:p text:style-name="P1">Review </text:p>
          <text:p text:style-name="P1">Branch</text:p>
        </draw:rect>
        <draw:custom-shape draw:style-name="gr3" draw:text-style-name="P1" draw:layer="layout" svg:width="4.191cm" svg:height="4.445cm" svg:x="15.913cm" svg:y="5.445cm">
          <text:p text:style-name="P1">Edited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" draw:text-style-name="P1" draw:layer="layout" svg:x1="14.643cm" svg:y1="7.858cm" svg:x2="16.04cm" svg:y2="7.858cm">
          <text:p/>
        </draw:line>
        <draw:rect draw:style-name="gr1" draw:text-style-name="P1" draw:layer="layout" svg:width="2.54cm" svg:height="2.921cm" svg:x="24.168cm" svg:y="11.795cm">
          <text:p text:style-name="P1">Edit</text:p>
        </draw:rect>
        <draw:custom-shape draw:style-name="gr3" draw:text-style-name="P1" draw:layer="layout" svg:width="4.191cm" svg:height="4.064cm" svg:x="20.866cm" svg:y="5.953cm">
          <text:p text:style-name="P1">Changes</text:p>
          <text:p text:style-name="P1">Requested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" draw:text-style-name="P1" draw:layer="layout" svg:x1="20.104cm" svg:y1="7.858cm" svg:x2="21.084cm" svg:y2="7.894cm">
          <text:p/>
        </draw:line>
        <draw:line draw:style-name="gr2" draw:text-style-name="P1" draw:layer="layout" svg:x1="25.638cm" svg:y1="7.985cm" svg:x2="25.638cm" svg:y2="11.795cm">
          <text:p/>
        </draw:line>
        <draw:line draw:style-name="gr4" draw:text-style-name="P1" draw:layer="layout" svg:x1="24.93cm" svg:y1="7.985cm" svg:x2="25.565cm" svg:y2="7.985cm">
          <text:p/>
        </draw:line>
        <draw:frame draw:style-name="gr5" draw:layer="layout" svg:width="1.988cm" svg:height="1.344cm" svg:x="19.977cm" svg:y="6.969cm">
          <draw:text-box>
            <text:p>yes</text:p>
          </draw:text-box>
        </draw:frame>
        <draw:line draw:style-name="gr4" draw:text-style-name="P1" draw:layer="layout" svg:x1="24.168cm" svg:y1="13.319cm" svg:x2="12.992cm" svg:y2="13.319cm">
          <text:p/>
        </draw:line>
        <draw:line draw:style-name="gr2" draw:text-style-name="P1" draw:layer="layout" svg:x1="13.013cm" svg:y1="13.207cm" svg:x2="12.938cm" svg:y2="9.763cm">
          <text:p/>
        </draw:line>
        <draw:rect draw:style-name="gr1" draw:text-style-name="P1" draw:layer="layout" svg:width="5.207cm" svg:height="3.048cm" svg:x="20.558cm" svg:y="1cm">
          <text:p text:style-name="P1">Submit PR to</text:p>
          <text:p text:style-name="P1">Commit to</text:p>
          <text:p text:style-name="P1">Published Branch</text:p>
        </draw:rect>
        <draw:line draw:style-name="gr2" draw:text-style-name="P1" draw:layer="layout" svg:x1="22.971cm" svg:y1="5.953cm" svg:x2="22.971cm" svg:y2="4.048cm">
          <text:p/>
        </draw:line>
        <draw:frame draw:style-name="gr6" draw:layer="layout" svg:width="1.586cm" svg:height="1.016cm" svg:x="22.917cm" svg:y="5.064cm">
          <draw:text-box>
            <text:p>no</text:p>
          </draw:text-box>
        </draw:frame>
        <draw:line draw:style-name="gr2" draw:text-style-name="P1" draw:layer="layout" svg:x1="18.018cm" svg:y1="2.397cm" svg:x2="20.558cm" svg:y2="2.397cm">
          <text:p/>
        </draw:line>
        <draw:line draw:style-name="gr4" draw:text-style-name="P1" draw:layer="layout" svg:x1="18.018cm" svg:y1="5.445cm" svg:x2="18.018cm" svg:y2="2.39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0-12-15T20:08:18.19</meta:creation-date>
    <meta:editing-duration>PT1H33M46S</meta:editing-duration>
    <meta:editing-cycles>8</meta:editing-cycles>
    <meta:generator>OpenOffice/4.1.8$Win32 OpenOffice.org_project/418m3$Build-9803</meta:generator>
    <meta:initial-creator>Keith McKenna</meta:initial-creator>
    <dc:subject>Process Flow for AOO Documentation</dc:subject>
    <dc:title>Proposed Process Flow</dc:title>
    <dc:date>2021-01-12T10:51:32.33</dc:date>
    <dc:creator>Keith McKenna</dc:creator>
    <meta:document-statistic meta:object-count="20"/>
    <meta:user-defined meta:name="Info 1"/>
    <meta:user-defined meta:name="Info 2"/>
    <meta:user-defined meta:name="Info 3"/>
    <meta:user-defined meta:name="Info 4"/>
  </office:meta>
</office:document-meta>
</file>